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3ae" officeooo:paragraph-rsid="001063ae"/>
    </style:style>
    <style:style style:name="P2" style:family="paragraph" style:parent-style-name="Standard" style:list-style-name="L1">
      <style:text-properties officeooo:rsid="001063ae" officeooo:paragraph-rsid="001063ae"/>
    </style:style>
    <style:style style:name="P3" style:family="paragraph" style:parent-style-name="Standard" style:list-style-name="L1">
      <style:text-properties officeooo:rsid="00116621" officeooo:paragraph-rsid="00116621"/>
    </style:style>
    <style:style style:name="P4" style:family="paragraph" style:parent-style-name="Standard" style:list-style-name="L1">
      <style:text-properties officeooo:rsid="0011fd2c" officeooo:paragraph-rsid="0011fd2c"/>
    </style:style>
    <style:style style:name="P5" style:family="paragraph" style:parent-style-name="Standard" style:list-style-name="L1">
      <style:text-properties officeooo:rsid="00131069" officeooo:paragraph-rsid="00131069"/>
    </style:style>
    <style:style style:name="P6" style:family="paragraph" style:parent-style-name="Standard" style:list-style-name="L1">
      <style:text-properties officeooo:rsid="00142a05" officeooo:paragraph-rsid="00142a05"/>
    </style:style>
    <style:style style:name="P7" style:family="paragraph" style:parent-style-name="Standard" style:list-style-name="L1">
      <style:text-properties officeooo:rsid="0015601d" officeooo:paragraph-rsid="0015601d"/>
    </style:style>
    <style:style style:name="P8" style:family="paragraph" style:parent-style-name="Standard" style:list-style-name="L1">
      <style:text-properties officeooo:rsid="0015be31" officeooo:paragraph-rsid="0015be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4.12.17</text:p>
      <text:p text:style-name="P1"/>
      <text:list xml:id="list260257753320653348" text:style-name="L1">
        <text:list-item>
          <text:p text:style-name="P2">negative Kritik: </text:p>
          <text:list>
            <text:list-item>
              <text:p text:style-name="P2">Muss Kriterien abhängig von Trace Generierung</text:p>
            </text:list-item>
            <text:list-item>
              <text:p text:style-name="P2">zu starke Fokussierung auf Muss-Kriterien</text:p>
            </text:list-item>
          </text:list>
        </text:list-item>
        <text:list-item>
          <text:p text:style-name="P5">Noten im Odyssee</text:p>
        </text:list-item>
        <text:list-item>
          <text:p text:style-name="P2">Vorstellung Entwurfsdokument bisher</text:p>
        </text:list-item>
        <text:list-item>
          <text:p text:style-name="P3">Klassen nicht alle einzeln beschreiben</text:p>
        </text:list-item>
        <text:list-item>
          <text:p text:style-name="P3">Kernkomponenten unklar</text:p>
        </text:list-item>
        <text:list-item>
          <text:p text:style-name="P3">Kapitel 7 in Verbindung setzen</text:p>
        </text:list-item>
        <text:list-item>
          <text:p text:style-name="P3">UML nicht unbedingt in Entwurfsdokument</text:p>
        </text:list-item>
        <text:list-item>
          <text:p text:style-name="P3">Dokument selbsterklärend</text:p>
        </text:list-item>
        <text:list-item>
          <text:p text:style-name="P3">Paketdiagramm vorgestellt</text:p>
        </text:list-item>
        <text:list-item>
          <text:p text:style-name="P3">Sequenzdiagramme vorgstellt</text:p>
        </text:list-item>
        <text:list-item>
          <text:p text:style-name="P4">DebugLogic UML Diagramm Probleme besprochen</text:p>
          <text:list>
            <text:list-item>
              <text:p text:style-name="P4">Object zurückgeben</text:p>
            </text:list-item>
            <text:list-item>
              <text:p text:style-name="P4">Bedingung kein Term? → nur ein Typ mehr → Zusammenfassen</text:p>
            </text:list-item>
            <text:list-item>
              <text:p text:style-name="P4">Typ speichern → um Object zu verarbeiten?</text:p>
            </text:list-item>
            <text:list-item>
              <text:p text:style-name="P4">Vererbung?</text:p>
            </text:list-item>
          </text:list>
        </text:list-item>
        <text:list-item>
          <text:p text:style-name="P4">Watch-Expressions und Traces beschreiben</text:p>
        </text:list-item>
        <text:list-item>
          <text:p text:style-name="P4">keine getter und setter in UML Diagramme</text:p>
        </text:list-item>
        <text:list-item>
          <text:p text:style-name="P5">Trace sinnvoll am schwersten</text:p>
        </text:list-item>
        <text:list-item>
          <text:p text:style-name="P5">Konstruktoren in UML wenn sehr komplex, auch falls nicht erwünscht</text:p>
        </text:list-item>
        <text:list-item>
          <text:p text:style-name="P5">Abgabe am 15.12</text:p>
        </text:list-item>
        <text:list-item>
          <text:p text:style-name="P5">Swing nicht konkret angeben</text:p>
        </text:list-item>
        <text:list-item>
          <text:p text:style-name="P5">Externes deutlich machen</text:p>
        </text:list-item>
        <text:list-item>
          <text:p text:style-name="P5">alles eine Sprache!!!</text:p>
        </text:list-item>
        <text:list-item>
          <text:p text:style-name="P5">auf wesentliche Pfeile konzentrieren</text:p>
        </text:list-item>
        <text:list-item>
          <text:p text:style-name="P5">verwendete Patterns im Dokument als Unterkapitel (komplett oder Auszüge; abstrahiert; warum?; welche?; Diagramm)</text:p>
        </text:list-item>
        <text:list-item>
          <text:p text:style-name="P5">wenn nicht UML Standard → Bedeutung genau erklären</text:p>
        </text:list-item>
        <text:list-item>
          <text:p text:style-name="P5">wenn nicht häufig in UML → erklären</text:p>
        </text:list-item>
        <text:list-item>
          <text:p text:style-name="P5">z.B. RelationalTerm erklären und ConstantRelationalTerm etc. nicht mehr genau</text:p>
          <text:list>
            <text:list-item>
              <text:p text:style-name="P5">teilweise exemplarisch, falls nicht genau klar</text:p>
            </text:list-item>
          </text:list>
        </text:list-item>
        <text:list-item>
          <text:p text:style-name="P5">verschiedene Gründe für Patterns → verschiedene Beispiele nennen</text:p>
        </text:list-item>
        <text:list-item>
          <text:p text:style-name="P6">Muster besprochen</text:p>
        </text:list-item>
        <text:list-item>
          <text:p text:style-name="P6">Pattern auf Englisch lernen</text:p>
        </text:list-item>
        <text:list-item>
          <text:p text:style-name="P6">Parallelisierung → Traces berechnen, Terme auswerten</text:p>
        </text:list-item>
        <text:list-item>
          <text:p text:style-name="P6">wenn zu viel Arbeit → nach ähnlichem schauen → klar definieren was von uns ist</text:p>
        </text:list-item>
        <text:list-item>
          <text:p text:style-name="P7">Sprachklasse in FileHandler definieren und nach oben weitergeben</text:p>
        </text:list-item>
        <text:list-item>
          <text:p text:style-name="P7">Multiformat sinnvoll? → lieber mehr Formate? → Kopplung auflösen</text:p>
        </text:list-item>
        <text:list-item>
          <text:p text:style-name="P7">nicht nur eine große Grammatik für alles !!! → wenn dann gut erklären</text:p>
        </text:list-item>
        <text:list-item>
          <text:p text:style-name="P8">Unterscheidung muss, kann, so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5:43:32.787689830</meta:creation-date>
    <dc:date>2017-12-04T16:49:21.839205671</dc:date>
    <meta:editing-duration>PT4M8S</meta:editing-duration>
    <meta:editing-cycles>1</meta:editing-cycles>
    <meta:document-statistic meta:table-count="0" meta:image-count="0" meta:object-count="0" meta:page-count="1" meta:paragraph-count="41" meta:word-count="263" meta:character-count="1667" meta:non-whitespace-character-count="1484"/>
    <meta:generator>LibreOffice/5.1.6.2$Linux_X86_64 LibreOffice_project/10m0$Build-2</meta:generator>
  </office:meta>
</office:document-meta>
</file>